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0F0000000E3A141F2E.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List_20_Paragraph" style:list-style-name="WWNum20"/>
    <style:style style:name="P2" style:family="paragraph" style:parent-style-name="List_20_Paragraph" style:list-style-name="WWNum20">
      <style:text-properties fo:language="en" fo:country="US"/>
    </style:style>
    <style:style style:name="P3" style:family="paragraph" style:parent-style-name="Heading_20_2">
      <style:text-properties fo:language="en" fo:country="US"/>
    </style:style>
    <style:style style:name="T1" style:family="text">
      <style:text-properties fo:font-weight="bold" style:font-weight-asian="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Restarting, pausing and resuming the system</text:h>
      <text:p text:style-name="Standard">To pause the system, select the entire MAS in GOAL, and press the pause button. <text:s/>To resume, select the MAS in GOAL and press run. You can also run and pause environment or agents individually but of course you can get errors if the agents run while the environment is paused so this is not recommended.</text:p>
      <text:p text:style-name="Standard">To restart the system, do the following</text:p>
      <text:list xml:id="list1145211249" text:style-name="WWNum20">
        <text:list-item>
          <text:p text:style-name="P1">In GOAL, kill the MAS by selecting the MAS and pressing <draw:frame draw:style-name="fr1" draw:name="4" text:anchor-type="as-char" svg:width="0.1937in" svg:height="0.1811in" draw:z-index="0"><draw:image xlink:href="Pictures/100002010000000F0000000E3A141F2E.png" xlink:type="simple" xlink:show="embed" xlink:actuate="onLoad"/></draw:frame>.</text:p>
        </text:list-item>
        <text:list-item>
          <text:p text:style-name="P1">In Repast, Press <text:span text:style-name="T1">Reset, o</text:span>r choose a new map from the Change Map menu.</text:p>
        </text:list-item>
        <text:list-item>
          <text:p text:style-name="P2">Run the MAS in GOAL <text:s/>as described above.</text:p>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25T16:53:44</meta:creation-date>
    <dc:date>2013-03-18T16:39:53</dc:date>
    <meta:editing-duration>PT40M57S</meta:editing-duration>
    <meta:editing-cycles>16</meta:editing-cycles>
    <meta:generator>OpenOffice.org/3.3$Unix OpenOffice.org_project/330m20$Build-9567</meta:generator>
    <meta:document-statistic meta:table-count="0" meta:image-count="1" meta:object-count="0" meta:page-count="1" meta:paragraph-count="6" meta:word-count="106" meta:character-count="557"/>
  </office:meta>
</office:document-meta>
</file>